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32174_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143.15" calcext:value-type="float">
            <text:p>143.15</text:p>
          </table:table-cell>
          <table:table-cell office:value-type="string" calcext:value-type="string">
            <text:p>440 kWh</text:p>
          </table:table-cell>
          <table:table-cell office:value-type="float" office:value="3339.24" calcext:value-type="float">
            <text:p>3339.24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527.58" calcext:value-type="float">
            <text:p>527.58</text:p>
          </table:table-cell>
          <table:table-cell office:value-type="float" office:value="34.82" calcext:value-type="float">
            <text:p>34.82</text:p>
          </table:table-cell>
          <table:table-cell office:value-type="string" calcext:value-type="string">
            <text:p>T-1</text:p>
          </table:table-cell>
          <table:table-cell office:value-type="float" office:value="4046.89" calcext:value-type="float">
            <text:p>4046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142.62" calcext:value-type="float">
            <text:p>142.62</text:p>
          </table:table-cell>
          <table:table-cell office:value-type="string" calcext:value-type="string">
            <text:p>525 kWh</text:p>
          </table:table-cell>
          <table:table-cell office:value-type="float" office:value="3969.43" calcext:value-type="float">
            <text:p>3969.43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622.98" calcext:value-type="float">
            <text:p>622.98</text:p>
          </table:table-cell>
          <table:table-cell office:value-type="float" office:value="41.12" calcext:value-type="float">
            <text:p>41.12</text:p>
          </table:table-cell>
          <table:table-cell office:value-type="string" calcext:value-type="string">
            <text:p>T-1</text:p>
          </table:table-cell>
          <table:table-cell office:value-type="float" office:value="4776.66" calcext:value-type="float">
            <text:p>4776.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3" calcext:value-type="float">
            <text:p>2.63</text:p>
          </table:table-cell>
          <table:table-cell office:value-type="float" office:value="142.03" calcext:value-type="float">
            <text:p>142.03</text:p>
          </table:table-cell>
          <table:table-cell office:value-type="string" calcext:value-type="string">
            <text:p>620 kWh</text:p>
          </table:table-cell>
          <table:table-cell office:value-type="float" office:value="4667.84" calcext:value-type="float">
            <text:p>4667.84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728.7" calcext:value-type="float">
            <text:p>728.7</text:p>
          </table:table-cell>
          <table:table-cell office:value-type="float" office:value="48.1" calcext:value-type="float">
            <text:p>48.1</text:p>
          </table:table-cell>
          <table:table-cell office:value-type="string" calcext:value-type="string">
            <text:p>T-1</text:p>
          </table:table-cell>
          <table:table-cell office:value-type="float" office:value="5589.3" calcext:value-type="float">
            <text:p>5589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9" calcext:value-type="float">
            <text:p>4.29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587 kWh</text:p>
          </table:table-cell>
          <table:table-cell office:value-type="float" office:value="4400.41" calcext:value-type="float">
            <text:p>4400.41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688.09" calcext:value-type="float">
            <text:p>688.09</text:p>
          </table:table-cell>
          <table:table-cell office:value-type="float" office:value="45.42" calcext:value-type="float">
            <text:p>45.42</text:p>
          </table:table-cell>
          <table:table-cell office:value-type="string" calcext:value-type="string">
            <text:p>T-1</text:p>
          </table:table-cell>
          <table:table-cell office:value-type="float" office:value="5279.65" calcext:value-type="float">
            <text:p>5279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46" calcext:value-type="float">
            <text:p>10.46</text:p>
          </table:table-cell>
          <table:table-cell office:value-type="float" office:value="140.87" calcext:value-type="float">
            <text:p>140.87</text:p>
          </table:table-cell>
          <table:table-cell office:value-type="string" calcext:value-type="string">
            <text:p>595 kWh</text:p>
          </table:table-cell>
          <table:table-cell office:value-type="float" office:value="4442.54" calcext:value-type="float">
            <text:p>4442.54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694.39" calcext:value-type="float">
            <text:p>694.39</text:p>
          </table:table-cell>
          <table:table-cell office:value-type="float" office:value="45.83" calcext:value-type="float">
            <text:p>45.83</text:p>
          </table:table-cell>
          <table:table-cell office:value-type="string" calcext:value-type="string">
            <text:p>T-1</text:p>
          </table:table-cell>
          <table:table-cell office:value-type="float" office:value="5334.09" calcext:value-type="float">
            <text:p>5334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76" calcext:value-type="float">
            <text:p>13.76</text:p>
          </table:table-cell>
          <table:table-cell office:value-type="float" office:value="140.29" calcext:value-type="float">
            <text:p>140.29</text:p>
          </table:table-cell>
          <table:table-cell office:value-type="string" calcext:value-type="string">
            <text:p>621 kWh</text:p>
          </table:table-cell>
          <table:table-cell office:value-type="float" office:value="4617.49" calcext:value-type="float">
            <text:p>4617.49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720.8" calcext:value-type="float">
            <text:p>720.8</text:p>
          </table:table-cell>
          <table:table-cell office:value-type="float" office:value="47.58" calcext:value-type="float">
            <text:p>47.58</text:p>
          </table:table-cell>
          <table:table-cell office:value-type="string" calcext:value-type="string">
            <text:p>T-1</text:p>
          </table:table-cell>
          <table:table-cell office:value-type="float" office:value="5539.92" calcext:value-type="float">
            <text:p>5539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12" calcext:value-type="float">
            <text:p>15.12</text:p>
          </table:table-cell>
          <table:table-cell office:value-type="float" office:value="139.73" calcext:value-type="float">
            <text:p>139.73</text:p>
          </table:table-cell>
          <table:table-cell office:value-type="string" calcext:value-type="string">
            <text:p>633 kWh</text:p>
          </table:table-cell>
          <table:table-cell office:value-type="float" office:value="4687.88" calcext:value-type="float">
            <text:p>4687.88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731.38" calcext:value-type="float">
            <text:p>731.38</text:p>
          </table:table-cell>
          <table:table-cell office:value-type="float" office:value="48.28" calcext:value-type="float">
            <text:p>48.28</text:p>
          </table:table-cell>
          <table:table-cell office:value-type="string" calcext:value-type="string">
            <text:p>T-1</text:p>
          </table:table-cell>
          <table:table-cell office:value-type="float" office:value="5622.39" calcext:value-type="float">
            <text:p>5622.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.71" calcext:value-type="float">
            <text:p>21.71</text:p>
          </table:table-cell>
          <table:table-cell office:value-type="float" office:value="139.15" calcext:value-type="float">
            <text:p>139.15</text:p>
          </table:table-cell>
          <table:table-cell office:value-type="string" calcext:value-type="string">
            <text:p>560 kWh</text:p>
          </table:table-cell>
          <table:table-cell office:value-type="float" office:value="4130.17" calcext:value-type="float">
            <text:p>4130.17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646.8" calcext:value-type="float">
            <text:p>646.8</text:p>
          </table:table-cell>
          <table:table-cell office:value-type="float" office:value="42.69" calcext:value-type="float">
            <text:p>42.69</text:p>
          </table:table-cell>
          <table:table-cell office:value-type="string" calcext:value-type="string">
            <text:p>T-1</text:p>
          </table:table-cell>
          <table:table-cell office:value-type="float" office:value="4980.52" calcext:value-type="float">
            <text:p>4980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84" calcext:value-type="float">
            <text:p>8.84</text:p>
          </table:table-cell>
          <table:table-cell office:value-type="float" office:value="138.58" calcext:value-type="float">
            <text:p>138.58</text:p>
          </table:table-cell>
          <table:table-cell office:value-type="string" calcext:value-type="string">
            <text:p>663 kWh</text:p>
          </table:table-cell>
          <table:table-cell office:value-type="float" office:value="4801.78" calcext:value-type="float">
            <text:p>4801.78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748.46" calcext:value-type="float">
            <text:p>748.46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T-1</text:p>
          </table:table-cell>
          <table:table-cell office:value-type="float" office:value="5747.06" calcext:value-type="float">
            <text:p>5747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23" calcext:value-type="float">
            <text:p>17.23</text:p>
          </table:table-cell>
          <table:table-cell office:value-type="float" office:value="142.14" calcext:value-type="float">
            <text:p>142.14</text:p>
          </table:table-cell>
          <table:table-cell office:value-type="string" calcext:value-type="string">
            <text:p>707 kWh</text:p>
          </table:table-cell>
          <table:table-cell office:value-type="float" office:value="5059.75" calcext:value-type="float">
            <text:p>5059.75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788.09" calcext:value-type="float">
            <text:p>788.09</text:p>
          </table:table-cell>
          <table:table-cell office:value-type="float" office:value="52.02" calcext:value-type="float">
            <text:p>52.02</text:p>
          </table:table-cell>
          <table:table-cell office:value-type="string" calcext:value-type="string">
            <text:p>T-1</text:p>
          </table:table-cell>
          <table:table-cell office:value-type="float" office:value="6059.23" calcext:value-type="float">
            <text:p>6059.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41.55" calcext:value-type="float">
            <text:p>141.55</text:p>
          </table:table-cell>
          <table:table-cell office:value-type="string" calcext:value-type="string">
            <text:p>558 kWh</text:p>
          </table:table-cell>
          <table:table-cell office:value-type="float" office:value="3977.06" calcext:value-type="float">
            <text:p>3977.06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623.97" calcext:value-type="float">
            <text:p>623.97</text:p>
          </table:table-cell>
          <table:table-cell office:value-type="float" office:value="41.19" calcext:value-type="float">
            <text:p>41.19</text:p>
          </table:table-cell>
          <table:table-cell office:value-type="string" calcext:value-type="string">
            <text:p>T-1</text:p>
          </table:table-cell>
          <table:table-cell office:value-type="float" office:value="4783.77" calcext:value-type="float">
            <text:p>4783.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04" calcext:value-type="float">
            <text:p>14.04</text:p>
          </table:table-cell>
          <table:table-cell office:value-type="float" office:value="140.98" calcext:value-type="float">
            <text:p>140.98</text:p>
          </table:table-cell>
          <table:table-cell office:value-type="string" calcext:value-type="string">
            <text:p>563 kWh</text:p>
          </table:table-cell>
          <table:table-cell office:value-type="float" office:value="3997.02" calcext:value-type="float">
            <text:p>3997.02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626.91" calcext:value-type="float">
            <text:p>626.91</text:p>
          </table:table-cell>
          <table:table-cell office:value-type="float" office:value="41.38" calcext:value-type="float">
            <text:p>41.38</text:p>
          </table:table-cell>
          <table:table-cell office:value-type="string" calcext:value-type="string">
            <text:p>T-1</text:p>
          </table:table-cell>
          <table:table-cell office:value-type="float" office:value="4820.33" calcext:value-type="float">
            <text:p>4820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1:51:24.938000000</meta:creation-date>
    <dc:date>2018-03-27T21:54:11.378000000</dc:date>
    <meta:editing-duration>PT2M46S</meta:editing-duration>
    <meta:editing-cycles>1</meta:editing-cycles>
    <meta:document-statistic meta:table-count="1" meta:cell-count="141" meta:object-count="0"/>
    <meta:generator>LibreOffice/5.3.4.2$Windows_x86 LibreOffice_project/f82d347ccc0be322489bf7da61d7e4ad13fe2ff3</meta:generator>
  </office:meta>
</office:document-meta>
</file>